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10000050000000400EC5227655EE2C422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textarea-vertical-align="top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RECIMIENTO EXPONENCIAL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Una población que experimenta crecimiento exponencial aumenta de acuerdo a la siguiente fórmula:</text:p>
            <text:p text:style-name="P1"/>
            <text:p text:style-name="P1"/>
            <text:p text:style-name="P2"><text:s/></text:p>
          </draw:text-box>
        </draw:frame>
        <draw:frame draw:style-name="gr1" draw:text-style-name="P2" draw:layer="layout" svg:width="9.442cm" svg:height="2.949cm" svg:x="9.354cm" svg:y="10.2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8.235cm" svg:height="5.336cm" svg:x="2.794cm" svg:y="14.16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RECIMIENTO EXPONENCIAL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El tiempo de crecimiento está determinado por:</text:p>
            <text:p text:style-name="P1"/>
            <text:p text:style-name="P1"/>
            <text:p text:style-name="P2"><text:s/></text:p>
          </draw:text-box>
        </draw:frame>
        <draw:frame draw:style-name="gr1" draw:text-style-name="P2" draw:layer="layout" svg:width="17.47cm" svg:height="5.364cm" svg:x="4.318cm" svg:y="8.0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8.268cm" svg:height="5.427cm" svg:x="2.794cm" svg:y="14.16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echa por radiocarbon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Es un buen método que usan los arqueólogos para calcular la edad de objetos antiguos.</text:p>
                <text:p/>
                <text:p>El bióxido de carbono en la atmósfera contiene una fracción fija de carbono radiactivo, carbono-14, con una vida media de aproximadamente 5730 años.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echa por radiocarbon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Las plantas absorben bióxido de carbono de la atmósfera, mismo que después sigue su camino hacia los animales a través de la cadena alimenticia.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echa por radiocarbon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Por lo tanto, todas las criaturas vivientes contienen la misma proporción fija de carbono-14 a carbono-12 no radiactivo que contiene la atmósfera.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echa por radiocarbon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uando un organismo muere, deja de asimilar carbono-14 y la cantidad de éste en el organismo empieza a reducirse exponencialmente. Entonces podemos determinar el tiempo transcurrido desde la muerte del organismo midiendo la cantidad de carbono-14 aún existente en él.<text:span text:style-name="T1"> 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Formula de desintegración radiactiva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/>
            <text:p text:style-name="P1"/>
            <text:p text:style-name="P1"/>
            <text:p text:style-name="P2"><text:s/></text:p>
          </draw:text-box>
        </draw:frame>
        <draw:frame draw:style-name="gr1" draw:text-style-name="P2" draw:layer="layout" svg:width="9.468cm" svg:height="8.069cm" svg:x="5.08cm" svg:y="5.3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8.235cm" svg:height="5.336cm" svg:x="2.794cm" svg:y="14.1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RECIMIENTO EXPONENCIAL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El tiempo de crecimiento está determinado por:</text:p>
            <text:p text:style-name="P1"/>
            <text:p text:style-name="P1"/>
            <text:p text:style-name="P2"><text:s/></text:p>
          </draw:text-box>
        </draw:frame>
        <draw:frame draw:style-name="gr1" draw:text-style-name="P2" draw:layer="layout" svg:width="17.47cm" svg:height="8.024cm" svg:x="8.184cm" svg:y="7.8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16.731cm" svg:height="4.325cm" svg:x="2.795cm" svg:y="14.16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RECIMIENTO EXPONENCIAL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El tiempo de crecimiento está determinado por:</text:p>
            <text:p text:style-name="P1"/>
            <text:p text:style-name="P1"/>
            <text:p text:style-name="P2"><text:s/></text:p>
          </draw:text-box>
        </draw:frame>
        <draw:frame draw:style-name="gr1" draw:text-style-name="P2" draw:layer="layout" svg:width="21.786cm" svg:height="5.364cm" svg:x="2.852cm" svg:y="8.12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16.731cm" svg:height="4.325cm" svg:x="2.794cm" svg:y="14.16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50000000400EC5227655EE2C4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07:45:39.943743106</meta:creation-date>
    <dc:date>2016-05-27T08:59:34.165299366</dc:date>
    <meta:editing-duration>PT6M9S</meta:editing-duration>
    <meta:editing-cycles>1</meta:editing-cycles>
    <meta:document-statistic meta:object-count="81"/>
    <meta:generator>LibreOffice/5.1.2.1.0$Linux_x86 LibreOffice_project/10m0$Build-1</meta:generator>
  </office:meta>
</office:document-meta>
</file>

<file path=Object 1/content.xml><?xml version="1.0" encoding="utf-8"?>
<math xmlns="http://www.w3.org/1998/Math/MathML" display="block">
  <semantics>
    <mstyle color="blue">
      <mrow>
        <mi>n</mi>
        <mrow>
          <mrow>
            <mo fence="true" stretchy="false">(</mo>
            <mrow>
              <mi>t</mi>
            </mrow>
            <mo fence="true" stretchy="false">)</mo>
          </mrow>
          <mo stretchy="false">=</mo>
          <msub>
            <mi>n</mi>
            <mn>0</mn>
          </msub>
        </mrow>
        <msup>
          <mi>e</mi>
          <mi mathvariant="italic">rt</mi>
        </msup>
      </mrow>
    </mstyle>
    <annotation encoding="StarMath 5.0">color blue {n( t ) = n_0 e^{ rt } }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>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Población</mi>
            </mrow>
            <mspace width="2em"/>
            <mi mathvariant="italic">al</mi>
            <mspace width="2em"/>
            <mi mathvariant="italic">tiempo</mi>
            <mspace width="2em"/>
            <mi>t</mi>
          </mrow>
        </mtd>
      </mtr>
      <mtr>
        <mtd columnalign="left">
          <mrow>
            <mrow>
              <msub>
                <mi>n</mi>
                <mn>0</mn>
              </msub>
              <mo stretchy="false">=</mo>
              <mi mathvariant="italic">Tamaño</mi>
            </mrow>
            <mspace width="2em"/>
            <mi mathvariant="italic">inicial</mi>
            <mspace width="2em"/>
            <mi mathvariant="italic">de</mi>
            <mspace width="2em"/>
            <mi mathvariant="italic">la</mi>
            <mspace width="2em"/>
            <mi mathvariant="italic">población</mi>
          </mrow>
        </mtd>
      </mtr>
      <mtr>
        <mtd columnalign="left">
          <mrow>
            <mrow>
              <mi>h</mi>
              <mo stretchy="false">=</mo>
              <mi mathvariant="italic">vida</mi>
            </mrow>
            <mspace width="2em"/>
            <mi mathvariant="italic">media</mi>
            <mspace width="2em"/>
            <mrow>
              <mi mathvariant="italic">carbono</mi>
              <mo stretchy="false">−</mo>
              <mn>14</mn>
            </mrow>
          </mrow>
        </mtd>
      </mtr>
      <mtr>
        <mtd columnalign="left"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Tiempo</mi>
            </mrow>
            <mspace width="2em"/>
            <mi mathvariant="italic">en</mi>
            <mspace width="2em"/>
            <mi mathvariant="italic">función</mi>
            <mspace width="2em"/>
            <mi mathvariant="italic">de</mi>
            <mspace width="2em"/>
            <mi mathvariant="italic">la</mi>
            <mspace width="2em"/>
            <mi mathvariant="italic">población</mi>
            <mi>.</mi>
          </mrow>
        </mtd>
      </mtr>
    </mtable>
    <annotation encoding="StarMath 5.0">alignl n(t) = Población~ al~ tiempo~ t
newline alignl n_0 = Tamaño~ inicial~ de~ la~ población
newline alignl h = vida~ media~ carbono-14
newline alignl t(n) = Tiempo~ en~ función~ de~ la~ población.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Población</mi>
            </mrow>
            <mspace width="2em"/>
            <mi mathvariant="italic">al</mi>
            <mspace width="2em"/>
            <mi mathvariant="italic">tiempo</mi>
            <mspace width="2em"/>
            <mi>t</mi>
          </mrow>
        </mtd>
      </mtr>
      <mtr>
        <mtd columnalign="left">
          <mrow>
            <mrow>
              <msub>
                <mi>n</mi>
                <mn>0</mn>
              </msub>
              <mo stretchy="false">=</mo>
              <mi mathvariant="italic">Tamaño</mi>
            </mrow>
            <mi mathvariant="italic">inicial</mi>
            <mi mathvariant="italic">de</mi>
            <mi mathvariant="italic">la</mi>
            <mi mathvariant="italic">población</mi>
          </mrow>
        </mtd>
      </mtr>
      <mtr>
        <mtd columnalign="left">
          <mrow>
            <mrow>
              <mi>r</mi>
              <mo stretchy="false">=</mo>
              <mi mathvariant="italic">Tasa</mi>
            </mrow>
            <mi mathvariant="italic">relativa</mi>
            <mi mathvariant="italic">de</mi>
            <mi mathvariant="italic">crecimiento</mi>
          </mrow>
        </mtd>
      </mtr>
      <mtr>
        <mtd columnalign="left">
          <mrow>
            <mspace width="4em"/>
            <mrow>
              <mo fence="true" stretchy="false">(</mo>
              <mrow>
                <mrow>
                  <mi mathvariant="italic">expresada</mi>
                  <mi mathvariant="italic">como</mi>
                  <mi mathvariant="italic">una</mi>
                  <mi mathvariant="italic">proporción</mi>
                  <mi mathvariant="italic">de</mi>
                  <mi mathvariant="italic">la</mi>
                  <mi mathvariant="italic">población</mi>
                </mrow>
              </mrow>
              <mo fence="true" stretchy="false">)</mo>
            </mrow>
          </mrow>
        </mtd>
      </mtr>
      <mtr>
        <mtd columnalign="left">
          <mrow>
            <mi>t</mi>
            <mo stretchy="false">=</mo>
            <mi mathvariant="italic">Tiempo</mi>
          </mrow>
        </mtd>
      </mtr>
    </mtable>
    <annotation encoding="StarMath 5.0">alignl n(t) = Población~ al~ tiempo~ t
newline alignl n_0 = Tamaño inicial de la población
newline alignl r = Tasa relativa de crecimiento
newline alignl ~~( expresada como una proporción de la población )
newline alignl t = Tiempo</annotation>
  </semantics>
</math>
</file>

<file path=Object 3/content.xml><?xml version="1.0" encoding="utf-8"?>
<math xmlns="http://www.w3.org/1998/Math/MathML" display="block">
  <semantics>
    <mstyle color="blue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frac>
            <mrow>
              <mi>ln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>ln</mi>
              </mrow>
              <mrow>
                <mo fence="true" stretchy="false">(</mo>
                <mrow>
                  <msub>
                    <mi>n</mi>
                    <mn>0</mn>
                  </msub>
                </mrow>
                <mo fence="true" stretchy="false">)</mo>
              </mrow>
            </mrow>
            <mrow>
              <mo stretchy="false">−</mo>
              <mi>r</mi>
            </mrow>
          </mfrac>
        </mrow>
      </mrow>
    </mstyle>
    <annotation encoding="StarMath 5.0">color blue {t(n) = {ln(n) - ln(n_0)} over {-r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Población</mi>
            </mrow>
            <mspace width="2em"/>
            <mi mathvariant="italic">al</mi>
            <mspace width="2em"/>
            <mi mathvariant="italic">tiempo</mi>
            <mspace width="2em"/>
            <mi>t</mi>
          </mrow>
        </mtd>
      </mtr>
      <mtr>
        <mtd columnalign="left">
          <mrow>
            <mrow>
              <msub>
                <mi>n</mi>
                <mn>0</mn>
              </msub>
              <mo stretchy="false">=</mo>
              <mi mathvariant="italic">Tamaño</mi>
            </mrow>
            <mi mathvariant="italic">inicial</mi>
            <mi mathvariant="italic">de</mi>
            <mi mathvariant="italic">la</mi>
            <mi mathvariant="italic">población</mi>
          </mrow>
        </mtd>
      </mtr>
      <mtr>
        <mtd columnalign="left">
          <mrow>
            <mrow>
              <mi>r</mi>
              <mo stretchy="false">=</mo>
              <mi mathvariant="italic">Tasa</mi>
            </mrow>
            <mi mathvariant="italic">relativa</mi>
            <mi mathvariant="italic">de</mi>
            <mi mathvariant="italic">crecimiento</mi>
          </mrow>
        </mtd>
      </mtr>
      <mtr>
        <mtd columnalign="left">
          <mrow>
            <mspace width="4em"/>
            <mrow>
              <mo fence="true" stretchy="false">(</mo>
              <mrow>
                <mrow>
                  <mi mathvariant="italic">expresada</mi>
                  <mi mathvariant="italic">como</mi>
                  <mi mathvariant="italic">una</mi>
                  <mi mathvariant="italic">proporción</mi>
                  <mi mathvariant="italic">de</mi>
                  <mi mathvariant="italic">la</mi>
                  <mi mathvariant="italic">población</mi>
                </mrow>
              </mrow>
              <mo fence="true" stretchy="false">)</mo>
            </mrow>
          </mrow>
        </mtd>
      </mtr>
      <mtr>
        <mtd columnalign="left"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Tiempo</mi>
            </mrow>
            <mi>a</mi>
            <mi mathvariant="italic">la</mi>
            <mi mathvariant="italic">población</mi>
          </mrow>
        </mtd>
      </mtr>
    </mtable>
    <annotation encoding="StarMath 5.0">alignl n(t) = Población~ al~ tiempo~ t
newline alignl n_0 = Tamaño inicial de la población
newline alignl r = Tasa relativa de crecimiento
newline alignl ~~( expresada como una proporción de la población )
newline alignl t(n) = Tiempo a la población</annotation>
  </semantics>
</math>
</file>

<file path=Object 5/content.xml><?xml version="1.0" encoding="utf-8"?>
<math xmlns="http://www.w3.org/1998/Math/MathML" display="block">
  <semantics>
    <mtable>
      <mtr>
        <mtd>
          <mstyle color="blue">
            <mrow>
              <mi>n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=</mo>
                <msub>
                  <mi>n</mi>
                  <mn>0</mn>
                </msub>
              </mrow>
              <msup>
                <mi>e</mi>
                <mi mathvariant="italic">rt</mi>
              </msup>
            </mrow>
          </mstyle>
        </mtd>
      </mtr>
      <mtr>
        <mtd columnalign="left">
          <mstyle color="blue">
            <mrow>
              <mi>r</mi>
              <mo stretchy="false">=</mo>
              <mfrac>
                <mrow>
                  <mi>ln</mi>
                  <mn>2</mn>
                </mrow>
                <mi>h</mi>
              </mfrac>
            </mrow>
          </mstyle>
        </mtd>
      </mtr>
    </mtable>
    <annotation encoding="StarMath 5.0">color blue {n( t ) = n_0 e^{ rt } }
newline alignl color blue { r = {ln 2} over {h}}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Población</mi>
            </mrow>
            <mspace width="2em"/>
            <mi mathvariant="italic">al</mi>
            <mspace width="2em"/>
            <mi mathvariant="italic">tiempo</mi>
            <mspace width="2em"/>
            <mi>t</mi>
          </mrow>
        </mtd>
      </mtr>
      <mtr>
        <mtd columnalign="left">
          <mrow>
            <mrow>
              <msub>
                <mi>n</mi>
                <mn>0</mn>
              </msub>
              <mo stretchy="false">=</mo>
              <mi mathvariant="italic">Tamaño</mi>
            </mrow>
            <mi mathvariant="italic">inicial</mi>
            <mi mathvariant="italic">de</mi>
            <mi mathvariant="italic">la</mi>
            <mi mathvariant="italic">población</mi>
          </mrow>
        </mtd>
      </mtr>
      <mtr>
        <mtd columnalign="left">
          <mrow>
            <mrow>
              <mi>r</mi>
              <mo stretchy="false">=</mo>
              <mi mathvariant="italic">Tasa</mi>
            </mrow>
            <mi mathvariant="italic">relativa</mi>
            <mi mathvariant="italic">de</mi>
            <mi mathvariant="italic">crecimiento</mi>
          </mrow>
        </mtd>
      </mtr>
      <mtr>
        <mtd columnalign="left">
          <mrow>
            <mspace width="4em"/>
            <mrow>
              <mo fence="true" stretchy="false">(</mo>
              <mrow>
                <mrow>
                  <mi mathvariant="italic">expresada</mi>
                  <mi mathvariant="italic">como</mi>
                  <mi mathvariant="italic">una</mi>
                  <mi mathvariant="italic">proporción</mi>
                  <mi mathvariant="italic">de</mi>
                  <mi mathvariant="italic">la</mi>
                  <mi mathvariant="italic">población</mi>
                </mrow>
              </mrow>
              <mo fence="true" stretchy="false">)</mo>
            </mrow>
          </mrow>
        </mtd>
      </mtr>
      <mtr>
        <mtd columnalign="left">
          <mrow>
            <mi>t</mi>
            <mo stretchy="false">=</mo>
            <mi mathvariant="italic">Tiempo</mi>
          </mrow>
        </mtd>
      </mtr>
    </mtable>
    <annotation encoding="StarMath 5.0">alignl n(t) = Población~ al~ tiempo~ t
newline alignl n_0 = Tamaño inicial de la población
newline alignl r = Tasa relativa de crecimiento
newline alignl ~~( expresada como una proporción de la población )
newline alignl t = Tiempo</annotation>
  </semantics>
</math>
</file>

<file path=Object 7/content.xml><?xml version="1.0" encoding="utf-8"?>
<math xmlns="http://www.w3.org/1998/Math/MathML" display="block">
  <semantics>
    <mstyle color="blue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frac>
            <mrow>
              <mi>ln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>ln</mi>
              </mrow>
              <mrow>
                <mo fence="true" stretchy="false">(</mo>
                <mrow>
                  <msub>
                    <mi>n</mi>
                    <mn>0</mn>
                  </msub>
                </mrow>
                <mo fence="true" stretchy="false">)</mo>
              </mrow>
            </mrow>
            <mrow>
              <mo stretchy="false">−</mo>
              <mfrac>
                <mrow>
                  <mi>ln</mi>
                  <mn>2</mn>
                </mrow>
                <mi>h</mi>
              </mfrac>
            </mrow>
          </mfrac>
        </mrow>
      </mrow>
    </mstyle>
    <annotation encoding="StarMath 5.0">color blue {t(n) = {ln(n) - ln(n_0)} over - {{ln 2} over {h}}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Población</mi>
            </mrow>
            <mspace width="2em"/>
            <mi mathvariant="italic">al</mi>
            <mspace width="2em"/>
            <mi mathvariant="italic">tiempo</mi>
            <mspace width="2em"/>
            <mi>t</mi>
          </mrow>
        </mtd>
      </mtr>
      <mtr>
        <mtd columnalign="left">
          <mrow>
            <mrow>
              <msub>
                <mi>n</mi>
                <mn>0</mn>
              </msub>
              <mo stretchy="false">=</mo>
              <mi mathvariant="italic">Tamaño</mi>
            </mrow>
            <mspace width="2em"/>
            <mi mathvariant="italic">inicial</mi>
            <mspace width="2em"/>
            <mi mathvariant="italic">de</mi>
            <mspace width="2em"/>
            <mi mathvariant="italic">la</mi>
            <mspace width="2em"/>
            <mi mathvariant="italic">población</mi>
          </mrow>
        </mtd>
      </mtr>
      <mtr>
        <mtd columnalign="left">
          <mrow>
            <mrow>
              <mi>h</mi>
              <mo stretchy="false">=</mo>
              <mi mathvariant="italic">vida</mi>
            </mrow>
            <mspace width="2em"/>
            <mi mathvariant="italic">media</mi>
            <mspace width="2em"/>
            <mrow>
              <mi mathvariant="italic">carbono</mi>
              <mo stretchy="false">−</mo>
              <mn>14</mn>
            </mrow>
          </mrow>
        </mtd>
      </mtr>
      <mtr>
        <mtd columnalign="left"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italic">Tiempo</mi>
            </mrow>
            <mspace width="2em"/>
            <mi mathvariant="italic">en</mi>
            <mspace width="2em"/>
            <mi mathvariant="italic">función</mi>
            <mspace width="2em"/>
            <mi mathvariant="italic">de</mi>
            <mspace width="2em"/>
            <mi mathvariant="italic">la</mi>
            <mspace width="2em"/>
            <mi mathvariant="italic">población</mi>
            <mi>.</mi>
          </mrow>
        </mtd>
      </mtr>
    </mtable>
    <annotation encoding="StarMath 5.0">alignl n(t) = Población~ al~ tiempo~ t
newline alignl n_0 = Tamaño~ inicial~ de~ la~ población
newline alignl h = vida~ media~ carbono-14
newline alignl t(n) = Tiempo~ en~ función~ de~ la~ población.</annotation>
  </semantics>
</math>
</file>

<file path=Object 9/content.xml><?xml version="1.0" encoding="utf-8"?>
<math xmlns="http://www.w3.org/1998/Math/MathML" display="block">
  <semantics>
    <mstyle color="blue">
      <mrow>
        <mi>t</mi>
        <mrow>
          <mrow>
            <mo fence="true" stretchy="false">(</mo>
            <mrow>
              <mi>n</mi>
            </mrow>
            <mo fence="true" stretchy="false">)</mo>
          </mrow>
          <mo stretchy="false">=</mo>
          <mfrac>
            <mrow>
              <mrow>
                <mo stretchy="false">−</mo>
                <mi>h</mi>
              </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−</mo>
                      <mi>ln</mi>
                    </mrow>
                    <mrow>
                      <mo fence="true" stretchy="false">(</mo>
                      <mrow>
                        <msub>
                          <mi>n</mi>
                          <mn>0</mn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i>ln</mi>
              <mn>2</mn>
            </mrow>
          </mfrac>
        </mrow>
      </mrow>
    </mstyle>
    <annotation encoding="StarMath 5.0">color blue {t(n) = {-h(ln(n) - ln(n_0))} over {ln 2}}</annotation>
  </semantics>
</math>
</file>